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paragraph" style:name="a25c519" style:parent-style-name="Standard">
      <style:paragraph-properties fo:text-align="justify"/>
    </style:style>
    <style:style style:family="paragraph" style:name="a77c84d" style:parent-style-name="Standard">
      <style:paragraph-properties fo:margin-left="7.5mm" fo:margin-right="0.0mm" fo:text-indent="-7.5mm"/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7e97c7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3" style:name="ababc59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3" style:name="aba7e0e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name="affbef7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12808e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439e45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06fa02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2dfa38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3b953d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f1bc09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9abb20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name="ae01016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6c2c6c">
      <style:text-properties style:font-name="Verdana" style:font-name-complex="Verdana"/>
    </style:style>
    <style:style style:family="paragraph" style:list-style-name="L1" style:name="a1ff264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1" style:name="a6b95d9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1" style:name="afd174d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1" style:name="acfe062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1" style:name="a96f47d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name="aae3343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119f7b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fda66d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27f76e">
      <style:text-properties fo:font-size="10.0pt" fo:font-style="italic" style:font-name="Verdana"/>
    </style:style>
    <style:style style:family="text" style:name="a947800">
      <style:text-properties fo:font-size="10.0pt" fo:font-style="italic" style:font-name="Verdana"/>
    </style:style>
    <style:style style:family="text" style:name="ab7228e">
      <style:text-properties fo:font-size="10.0pt" style:font-name="Verdana"/>
    </style:style>
    <style:style style:family="text" style:name="a3cad32">
      <style:text-properties fo:font-size="10.0pt" style:font-name="Verdana"/>
    </style:style>
    <style:style style:family="text" style:name="aae8895">
      <style:text-properties fo:font-size="10.0pt" fo:font-style="italic" style:font-name="Verdana"/>
    </style:style>
    <style:style style:family="text" style:name="aa7e222">
      <style:text-properties fo:font-size="10.0pt" style:font-name="Verdana"/>
    </style:style>
    <style:style style:family="text" style:name="ab40373">
      <style:text-properties fo:font-size="10.0pt" fo:font-style="italic" style:font-name="Verdana"/>
    </style:style>
    <style:style style:family="text" style:name="aabbf1a">
      <style:text-properties style:font-name="Verdana" style:font-name-complex="Verdana"/>
    </style:style>
    <style:style style:family="graphic" style:name="a55bab9" style:parent-style-name="Graphics">
      <style:graphic-properties fo:border-bottom="none" fo:border-left="none" fo:border-right="none" fo:border-top="none" fo:margin-left="0.0mm" fo:margin-right="0.0mm" style:vertical-pos="top" style:vertical-rel="paragraph"/>
    </style:style>
    <style:style style:family="paragraph" style:name="a73465e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bc1d6b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25e2cc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8c3bdf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paragraph" style:name="a040819" style:parent-style-name="Standard">
      <style:paragraph-properties fo:margin-left="7.5mm" fo:margin-right="0.0mm" fo:text-indent="-7.5mm"/>
      <style:text-properties/>
    </style:style>
    <style:style style:family="text" style:name="af52ac7">
      <style:text-properties fo:font-size="10.0pt" fo:font-style="italic" style:font-name="Verdana" style:font-name-complex="Verdana"/>
    </style:style>
    <style:style style:family="text" style:name="acbe3ff">
      <style:text-properties fo:font-size="10.0pt" fo:font-style="italic" style:font-name="Verdana" style:font-name-complex="Verdana"/>
    </style:style>
    <style:style style:family="text" style:name="a5dcd14">
      <style:text-properties fo:font-size="10.0pt" style:font-name="Verdana" style:font-name-complex="Verdana"/>
    </style:style>
    <style:style style:family="text" style:name="a77279b">
      <style:text-properties fo:font-size="10.0pt" style:font-name="Verdana" style:font-name-complex="Verdana"/>
    </style:style>
    <style:style style:family="text" style:name="a1a62ab">
      <style:text-properties fo:font-size="10.0pt" fo:font-style="italic" style:font-name="Verdana" style:font-name-complex="Verdana"/>
    </style:style>
    <style:style style:family="text" style:name="add8252">
      <style:text-properties fo:font-size="10.0pt" fo:font-style="italic" style:font-name="Verdana" style:font-name-complex="Verdana"/>
    </style:style>
    <text:list-style style:name="L4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3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2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paragraph" style:list-style-name="L1" style:name="a6bd243" style:parent-style-name="ListParagraph">
      <style:paragraph-properties fo:margin-left="7.5mm" fo:margin-right="0.0mm" fo:text-indent="-7.5mm"/>
    </style:style>
    <style:style style:family="text" style:name="a89aaab" style:parent-style-name="Hyperlink">
      <style:text-properties style:font-name="Verdana" style:font-name-complex="Verdana"/>
    </style:style>
    <style:style style:family="paragraph" style:list-style-name="L4" style:name="a69aa8b" style:parent-style-name="ListParagraph">
      <style:paragraph-properties fo:margin-right="0.0mm"/>
      <style:text-properties style:font-name="Verdana" style:font-name-complex="Verdana"/>
    </style:style>
    <style:style style:family="paragraph" style:list-style-name="L4" style:name="a3272c9" style:parent-style-name="ListParagraph">
      <style:paragraph-properties fo:margin-right="0.0mm"/>
      <style:text-properties style:font-name="Verdana" style:font-name-complex="Verdana"/>
    </style:style>
    <style:style style:family="paragraph" style:list-style-name="L4" style:name="ad9767d" style:parent-style-name="ListParagraph">
      <style:paragraph-properties fo:margin-right="0.0mm"/>
      <style:text-properties style:font-name="Verdana" style:font-name-complex="Verdana"/>
    </style:style>
  </office:automatic-styles>
  <office:body>
    <office:text>
      <text:p text:style-name="a8c3bdf"/>
      <text:p text:style-name="a25e2cc"/>
      <text:p text:style-name="abc1d6b"/>
      <text:p text:style-name="Standard"/>
      <text:p text:style-name="a040819"><text:span text:style-name="acbe3ff"><text:tab/></text:span><text:span text:style-name="a77279b">10.3.2<text:s/></text:span><text:span text:style-name="add8252">Formu</text:span><text:span text:style-name="aae8895">lar<text:s/></text:span><text:span text:style-name="a3cad32">Anmeldung zur<text:s/></text:span><text:span text:style-name="ab7228e">Firmvorbereitung</text:span><text:span text:style-name="a947800"><text:s/>(</text:span><draw:frame draw:style-name="a55bab9" svg:height="1.13mm" svg:width="1.85mm" text:anchor-type="as-char"><draw:image xlink:actuate="onLoad" xlink:href="Pictures/10000000000001CC0000011494C181D9.jpg" xlink:show="embed" xlink:type="simple"/><draw:text-box/></draw:frame><text:span text:style-name="a27f76e">)</text:span></text:p>
      <text:p text:style-name="afda66d"/>
      <text:list text:continue-numbering="true" text:style-name="L4">
        <text:list-item>
          <text:p text:style-name="a69aa8b">svant</text:p>
        </text:list-item>
      </text:list>
      <text:list text:continue-numbering="true" text:style-name="L4">
        <text:list-item>
          <text:list>
            <text:list-item>
              <text:p text:style-name="ad9767d">e</text:p>
            </text:list-item>
          </text:list>
        </text:list-item>
      </text:list>
      <text:p text:style-name="aae3343"/>
      <text:list text:continue-numbering="true" text:style-name="L1">
        <text:list-item>
          <text:p text:style-name="a96f47d">eee</text:p>
        </text:list-item>
      </text:list>
      <text:list text:continue-numbering="true" text:style-name="L1">
        <text:list-item>
          <text:list>
            <text:list-item>
              <text:p text:style-name="acfe062">sdfsdf</text:p>
            </text:list-item>
          </text:list>
        </text:list-item>
      </text:list>
      <text:list text:continue-numbering="true" text:style-name="L1">
        <text:list-item>
          <text:list>
            <text:list-item>
              <text:p text:style-name="afd174d">sfsdf</text:p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p text:style-name="a6b95d9">sdf</text:p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p text:style-name="a6bd243"><text:a xlink:href="http://www.heise.de"><text:span text:style-name="Hyperlink">sd</text:span><text:span text:style-name="Hyperlink">fsdf</text:span></text:a></text:p>
                </text:list-item>
              </text:list>
            </text:list-item>
          </text:list>
        </text:list-item>
      </text:list>
      <text:p text:style-name="ae01016"/>
      <text:list text:continue-numbering="true" text:style-name="L2">
        <text:list-item>
          <text:p text:style-name="a9abb20">sdfudigo</text:p>
        </text:list-item>
      </text:list>
      <text:list text:continue-numbering="true" text:style-name="L2">
        <text:list-item>
          <text:list>
            <text:list-item>
              <text:p text:style-name="af1bc09">sjdhskdf</text:p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p text:style-name="a3b953d">sdjfh</text:p>
                </text:list-item>
              </text:list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a2dfa38">dsfjhsdkf</text:p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a06fa02">sdfjkl</text:p>
                    </text:list-item>
                  </text:list>
                </text:list-item>
              </text:list>
            </text:list-item>
          </text:list>
        </text:list-item>
      </text:list>
      <text:p text:style-name="a439e45"/>
      <text:p text:style-name="a12808e"/>
      <text:p text:style-name="affbef7"/>
      <text:list text:continue-numbering="true" text:style-name="L3">
        <text:list-item>
          <text:p text:style-name="aba7e0e">Svante</text:p>
        </text:list-item>
      </text:list>
      <text:list text:continue-numbering="true" text:style-name="L3">
        <text:list-item>
          <text:list>
            <text:list-item>
              <text:p text:style-name="ababc59">2</text:p>
            </text:list-item>
          </text:list>
        </text:list-item>
      </text:list>
      <text:p text:style-name="a7e97c7"/>
      <text:p text:style-name="a77c84d"/>
      <text:p text:style-name="a25c519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7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6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6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0531a1" style:parent-style-name="Header">
      <style:text-properties fo:font-size="10.0pt" style:font-name="Verdana" style:font-name-complex="Verdana" style:font-size-asian="10.0pt"/>
    </style:style>
    <style:style style:family="paragraph" style:name="a6d6e57" style:parent-style-name="Header">
      <style:paragraph-properties fo:border-bottom="none" fo:border-left="none" fo:border-right="none" fo:border-top="0.18mm solid #000000" fo:padding-bottom="0.0mm" fo:padding-left="0.0mm" fo:padding-right="0.0mm" fo:padding-top="0.35mm"/>
      <style:text-properties fo:font-size="10.0pt" style:font-name="Verdana" style:font-name-complex="Verdana" style:font-size-asian="10.0pt"/>
    </style:style>
    <style:style style:family="text" style:name="a5efca7">
      <style:text-properties fo:font-size="10.0pt" style:font-name="Verdana" style:font-name-complex="Verdana" style:font-size-asian="10.0pt"/>
    </style:style>
    <style:style style:family="paragraph" style:name="aafbf69" style:parent-style-name="Header">
      <style:paragraph-properties>
        <style:tab-stops>
          <style:tab-stop style:position="16.002cm" style:type="right"/>
        </style:tab-stops>
      </style:paragraph-properties>
      <style:text-properties/>
    </style:style>
  </office:automatic-styles>
  <office:master-styles>
    <style:master-page style:name="Standard">
      <style:header>
        <text:p text:style-name="aafbf69"><text:span text:style-name="a5efca7">Handbuch Pastoralbüro<text:tab/>Kapitel 10 – 10.0 Inhaltsverzeichnis</text:span></text:p>
        <text:p text:style-name="a6d6e57"/>
        <text:p text:style-name="a0531a1"/>
      </style:head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5</dc:date>
    <meta:editing-cycles>2</meta:editing-cycles>
    <meta:editing-duration>PT0.030S</meta:editing-duration>
  </office:meta>
</office:document-meta>
</file>